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52.52pt" svg:y="22.42pt">
            <draw:object draw:notify-on-update-of-ranges="Sheet1.A1:Sheet1.A180 Sheet1.B1:Sheet1.B180 Sheet1.A1:Sheet1.A180 Sheet1.C1:Sheet1.C180 Sheet1.A1:Sheet1.A180 Sheet1.D1:Sheet1.D1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4:09:37.612917125</meta:creation-date>
    <dc:date>2019-05-02T09:25:07.619728719</dc:date>
    <meta:editing-duration>PT13H6M44S</meta:editing-duration>
    <meta:editing-cycles>1</meta:editing-cycles>
    <meta:document-statistic meta:table-count="1" meta:cell-count="7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454cm" style:legend-expansion="high" chart:style-name="ch2"/>
        <chart:plot-area chart:style-name="ch3" table:cell-range-address="Sheet1.A1:Sheet1.D180" svg:x="0.32cm" svg:y="0.18cm" svg:width="10.418cm" svg:height="8.64cm">
          <chartooo:coordinate-region svg:x="0.941cm" svg:y="0.379cm" svg:width="9.5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80" chart:class="chart:scatter">
            <chart:domain table:cell-range-address="Sheet1.A1:Sheet1.A180"/>
            <chart:regression-curve chart:style-name="ch7">
              <chart:equation chart:display-equation="true" chart:display-r-square="true" svg:x="0cm" svg:y="0.165cm"/>
            </chart:regression-curve>
            <chart:data-point chart:repeated="180"/>
          </chart:series>
          <chart:series chart:style-name="ch8" chart:values-cell-range-address="Sheet1.C1:Sheet1.C180" chart:class="chart:scatter">
            <chart:data-point chart:repeated="180"/>
          </chart:series>
          <chart:series chart:style-name="ch9" chart:values-cell-range-address="Sheet1.D1:Sheet1.D180" chart:class="chart:scatter">
            <chart:data-point chart:repeated="1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80</svg:desc>
                </draw:g>
              </table:table-cell>
              <table:table-cell office:value-type="float" office:value="22">
                <text:p>22</text:p>
                <draw:g>
                  <svg:desc>Sheet1.B1:Sheet1.B180</svg:desc>
                </draw:g>
              </table:table-cell>
              <table:table-cell office:value-type="float" office:value="23">
                <text:p>23</text:p>
                <draw:g>
                  <svg:desc>Sheet1.C1:Sheet1.C180</svg:desc>
                </draw:g>
              </table:table-cell>
              <table:table-cell office:value-type="float" office:value="23">
                <text:p>23</text:p>
                <draw:g>
                  <svg:desc>Sheet1.D1:Sheet1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